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3e6" officeooo:paragraph-rsid="0000c3e6"/>
    </style:style>
    <style:style style:name="P2" style:family="paragraph" style:parent-style-name="Standard">
      <style:text-properties officeooo:rsid="00025933" officeooo:paragraph-rsid="00025933"/>
    </style:style>
    <style:style style:name="P3" style:family="paragraph" style:parent-style-name="Standard">
      <style:text-properties officeooo:rsid="00039cbf" officeooo:paragraph-rsid="00039cbf"/>
    </style:style>
    <style:style style:name="T1" style:family="text">
      <style:text-properties officeooo:rsid="000332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codigoencasa.com/los-comandos-de-angular-mas-usados/" text:style-name="Internet_20_link" text:visited-style-name="Visited_20_Internet_20_Link">https://codigoencasa.com/los-comandos-de-angular-mas-usados/</text:a></text:p>
      <text:p text:style-name="P1"/>
      <text:p text:style-name="P1"/>
      <text:p text:style-name="P1">Que es un decorador? Inyecta funcionalidades adicionales a <text:span text:style-name="T1">las</text:span> clase<text:span text:style-name="T1">s</text:span></text:p>
      <text:p text:style-name="P1"/>
      <text:p text:style-name="P1">@controller en java @componenet en Angular</text:p>
      <text:p text:style-name="P1"/>
      <text:p text:style-name="P1">Comandos angular: ng new nombre-proyecto –no-standalone</text:p>
      <text:p text:style-name="P1"/>
      <text:p text:style-name="P2">package.json → las librerias necesarias</text:p>
      <text:p text:style-name="P2">package-lock → versiones necesarias</text:p>
      <text:p text:style-name="P2"/>
      <text:p text:style-name="P2"/>
      <text:p text:style-name="P3">TAREA: que son DIRECTIVAS de ANGULAR 14 y proyecto con array publica (public studenlist: string[] = []) y poblarla, ademàs crear un boton que renderice esa lista debajo de nomb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1:23:14.110801643</meta:creation-date>
    <dc:date>2025-03-29T12:23:09.695780464</dc:date>
    <meta:editing-duration>PT22M58S</meta:editing-duration>
    <meta:editing-cycles>1</meta:editing-cycles>
    <meta:document-statistic meta:table-count="0" meta:image-count="0" meta:object-count="0" meta:page-count="1" meta:paragraph-count="7" meta:word-count="62" meta:character-count="479" meta:non-whitespace-character-count="424"/>
    <meta:generator>LibreOffice/24.2.7.2$Linux_X86_64 LibreOffice_project/420$Build-2</meta:generator>
  </office:meta>
</office:document-meta>
</file>